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9.275cm" fo:min-width="19.693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675cm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6.104cm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stroke="none" svg:stroke-color="#000000" draw:fill="none" draw:fill-color="#ffffff" fo:min-height="0.865cm"/>
    </style:style>
    <style:style style:name="gr7" style:family="graphic" style:parent-style-name="standard">
      <style:graphic-properties draw:fill="none" draw:fill-color="#ffffff" draw:textarea-horizontal-align="justify" draw:textarea-vertical-align="middle" draw:auto-grow-height="false" fo:min-height="3.687cm" fo:min-width="6.104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0.639cm" fo:min-width="7.62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93cm" svg:height="9.525cm" svg:x="1.762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779cm" svg:height="1.143cm" svg:x="9.255cm" svg:y="1cm">
          <draw:text-box>
            <text:p>Tạo Giá In Offset Gia công</text:p>
          </draw:text-box>
        </draw:frame>
        <draw:custom-shape draw:style-name="gr3" draw:text-style-name="P3" draw:layer="layout" svg:width="3.175cm" svg:height="1.016cm" svg:x="13.065cm" svg:y="10.271cm">
          <text:p text:style-name="P3">Tạ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604cm" svg:height="0.889cm" svg:x="5.318cm" svg:y="3.28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94cm" svg:height="1.115cm" svg:x="2.143cm" svg:y="4.556cm">
          <draw:text-box>
            <text:p text:style-name="P4"><text:span text:style-name="T1">Máy in Offset</text:span></text:p>
          </draw:text-box>
        </draw:frame>
        <draw:frame draw:style-name="gr5" draw:text-style-name="P5" draw:layer="layout" svg:width="2.794cm" svg:height="0.683cm" svg:x="2.143cm" svg:y="3.365cm">
          <draw:text-box>
            <text:p text:style-name="P4"><text:span text:style-name="T1">Nhà in</text:span></text:p>
          </draw:text-box>
        </draw:frame>
        <draw:custom-shape draw:style-name="gr4" draw:text-style-name="P1" draw:layer="layout" svg:width="6.604cm" svg:height="0.889cm" svg:x="5.318cm" svg:y="4.42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921cm" svg:height="1.115cm" svg:x="2.245cm" svg:y="5.699cm">
          <draw:text-box>
            <text:p text:style-name="P4"><text:span text:style-name="T1">Chi tiết máy in</text:span></text:p>
          </draw:text-box>
        </draw:frame>
        <draw:custom-shape draw:style-name="gr7" draw:text-style-name="P1" draw:layer="layout" svg:width="6.604cm" svg:height="3.937cm" svg:x="5.318cm" svg:y="5.69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94cm" svg:height="0.683cm" svg:x="12.557cm" svg:y="3.365cm">
          <draw:text-box>
            <text:p text:style-name="P4"><text:span text:style-name="T1">Tên bảng giá</text:span></text:p>
          </draw:text-box>
        </draw:frame>
        <draw:custom-shape draw:style-name="gr8" draw:text-style-name="P1" draw:layer="layout" svg:width="8.128cm" svg:height="0.889cm" svg:x="12.811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016cm" svg:x="7.985cm" svg:y="10.271cm">
          <text:p text:style-name="P3">Hủ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29T10:34:06.525000000</dc:date>
    <meta:editing-duration>PT8M16S</meta:editing-duration>
    <meta:editing-cycles>4</meta:editing-cycles>
    <meta:document-statistic meta:object-count="12"/>
  </office:meta>
</office:document-meta>
</file>